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2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true" fo:line-height="150%"/>
      <style:text-properties style:font-name="Times New Roman" fo:font-size="16pt" officeooo:paragraph-rsid="0018e54c" style:font-name-asian="Times New Roman1" style:font-size-asian="16pt" style:language-asian="ru" style:country-asian="RU" style:font-name-complex="Times New Roman1" style:font-size-complex="16pt"/>
    </style:style>
    <style:style style:name="P4" style:family="paragraph" style:parent-style-name="Standard">
      <style:paragraph-properties fo:margin-top="0cm" fo:margin-bottom="0.423cm" loext:contextual-spacing="true" fo:line-height="150%"/>
      <style:text-properties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officeooo:paragraph-rsid="0018e54c"/>
    </style:style>
    <style:style style:name="P6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fo:font-weight="bold" officeooo:paragraph-rsid="0018e54c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7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officeooo:paragraph-rsid="0018e54c" style:letter-kerning="true" style:font-name-asian="Times New Roman1" style:font-size-asian="16pt" style:language-asian="ru" style:country-asian="RU" style:font-name-complex="Times New Roman1" style:font-size-complex="16pt"/>
    </style:style>
    <style:style style:name="P8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8e54c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8e54c" style:letter-kerning="true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5pt" officeooo:paragraph-rsid="0018e54c" style:font-name-asian="Times New Roman1" style:font-size-asian="15pt" style:language-asian="ru" style:country-asian="RU" style:font-name-complex="Times New Roman1" style:font-size-complex="15pt"/>
    </style:style>
    <style:style style:name="P12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1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d06d6" officeooo:paragraph-rsid="001d06d6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1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ebf0c" officeooo:paragraph-rsid="001ebf0c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1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18e54c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6pt" officeooo:paragraph-rsid="0018e54c" style:font-name-asian="Times New Roman1" style:font-size-asian="16pt" style:language-asian="ru" style:country-asian="RU" style:font-name-complex="Times New Roman1" style:font-size-complex="16pt"/>
    </style:style>
    <style:style style:name="P17" style:family="paragraph" style:parent-style-name="Standard">
      <style:paragraph-properties fo:margin-top="0.423cm" fo:margin-bottom="0.423cm" loext:contextual-spacing="true" fo:line-height="150%" fo:text-align="center" style:justify-single-word="false" fo:break-before="pag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1" style:family="text">
      <style:text-properties fo:color="#000000" style:font-name="Times New Roman" fo:font-size="16pt" style:letter-kerning="true" style:font-name-asian="Times New Roman1" style:font-size-asian="16pt" style:language-asian="ru" style:country-asian="RU" style:font-name-complex="Times New Roman1" style:font-size-complex="16pt"/>
    </style:style>
    <style:style style:name="T2" style:family="text">
      <style:text-properties fo:color="#000000" style:font-name="Times New Roman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3" style:family="text">
      <style:text-properties officeooo:rsid="001a9e89"/>
    </style:style>
    <style:style style:name="T4" style:family="text">
      <style:text-properties officeooo:rsid="001bf13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bf0c" style:font-weight-asian="normal" style:font-weight-complex="normal"/>
    </style:style>
    <style:style style:name="T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1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e8bf6a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3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bb529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М</text:span><text:span text:style-name="T2">ИНИСТЕРСТВО ЦИФРОВОГО РАЗВИТИЯ СВЯЗИ И МАССОВЫХ КОММУНИКАЦИЙ</text:span></text:h>
      <text:h text:style-name="P6" text:outline-level="1">Ордена Трудового Красного Знамени</text:h>
      <text:h text:style-name="P6" text:outline-level="1">Федеральное государственное бюджетное образовательное учреждение высшего образования</text:h>
      <text:h text:style-name="P6" text:outline-level="1">«Московский технический университет связи и информатики»</text:h>
      <text:h text:style-name="P7" text:outline-level="1">Кафедра «Информационные технологии»</text:h>
      <text:p text:style-name="P3"/>
      <text:h text:style-name="P8" text:outline-level="1"/>
      <text:h text:style-name="P8" text:outline-level="1"/>
      <text:h text:style-name="P8" text:outline-level="1"/>
      <text:h text:style-name="P8" text:outline-level="1">Отчет по лабораторной работе №<text:span text:style-name="T4">1</text:span></text:h>
      <text:h text:style-name="P9" text:outline-level="1">по дисциплине «Введение в информационные технологии» на тему:</text:h>
      <text:h text:style-name="P15" text:outline-level="1">«<text:span text:style-name="T4">Flask</text:span>»</text:h>
      <text:p text:style-name="P4"/>
      <text:p text:style-name="P4"/>
      <text:p text:style-name="P1"/>
      <text:p text:style-name="P1"><text:s text:c="74"/></text:p>
      <text:p text:style-name="P1"/>
      <text:p text:style-name="P1"><text:s text:c="75"/>Выполнил: <text:span text:style-name="T3">Газаров Игорь Владиславович</text:span></text:p>
      <text:p text:style-name="P1"><text:s text:c="79"/></text:p>
      <text:p text:style-name="P1"><text:s text:c="85"/>Проверил: Мкртчян Грач Маратович<text:tab/></text:p>
      <text:p text:style-name="P1"/>
      <text:p text:style-name="P2"/>
      <text:p text:style-name="P2"/>
      <text:p text:style-name="P2"/>
      <text:p text:style-name="P2"/>
      <text:p text:style-name="P16">Москва</text:p>
      <text:p text:style-name="P11">2021</text:p>
      <text:p text:style-name="P17">Цель: <text:span text:style-name="T5">используя библиотеку Flask, создать одностраничный сайт и встроить в него переводчик.</text:span></text:p>
      <text:p text:style-name="P12">Ход работы: </text:p>
      <text:p text:style-name="P12">1. <text:span text:style-name="T5">Создаем проект ‘pythonProject’</text:span></text:p>
      <text:p text:style-name="P12">2.<text:span text:style-name="T5"> Устанавливаем нужные нам библиотеки<text:line-break/>pip install Flask</text:span></text:p>
      <text:p text:style-name="P12"><text:span text:style-name="T5">pip install translate</text:span></text:p>
      <text:p text:style-name="P12">3. <text:span text:style-name="T5">Создаем в проекте папку static и templates, а также создаем файлы app.py и в папке templates создаем index.html</text:span></text:p>
      <text:p text:style-name="P12">4.<text:span text:style-name="T5"> Открываем файл app.py, импортируем скачанные ранее библиотеки</text:span></text:p>
      <text:p text:style-name="P12"><text:span text:style-name="T8">from </text:span><text:span text:style-name="T9">translate </text:span><text:span text:style-name="T7">import </text:span><text:span text:style-name="T9">Translator</text:span><text:line-break/><text:span text:style-name="T7">from </text:span><text:span text:style-name="T9">flask </text:span><text:span text:style-name="T7">import </text:span><text:span text:style-name="T9">Flask</text:span><text:span text:style-name="T7">, </text:span><text:span text:style-name="T9">render_template</text:span><text:span text:style-name="T7">, </text:span><text:span text:style-name="T9">request</text:span></text:p>
      <text:p text:style-name="P12">5. <text:span text:style-name="T5">Создаем приложение</text:span></text:p>
      <text:p text:style-name="P12"><text:span text:style-name="T10">app = Flask(__name__)</text:span></text:p>
      <text:p text:style-name="P12">6. <text:span text:style-name="T5">Далее заходим на </text:span><text:a xlink:type="simple" xlink:href="https://bootswatch.com/" text:style-name="Internet_20_link" text:visited-style-name="Visited_20_Internet_20_Link"><text:span text:style-name="T5">https://bootswatch.com/</text:span></text:a><text:span text:style-name="T5"> и скачиваем любую тему и переносим ее в папку static</text:span></text:p>
      <text:p text:style-name="P12">7.<text:span text:style-name="T5"> Переходим в файл index.html и создаем страницу</text:span></text:p>
      <text:p text:style-name="P12"><text:span text:style-name="T12">&lt;!DOCTYPE </text:span><text:span text:style-name="T13">html</text:span><text:span text:style-name="T11">&gt;</text:span><text:line-break/><text:span text:style-name="T11">&lt;html </text:span><text:span text:style-name="T13">lang</text:span><text:span text:style-name="T14">="en"</text:span><text:span text:style-name="T11">&gt;</text:span><text:line-break/><text:span text:style-name="T11">&lt;head&gt;</text:span><text:line-break/><text:span text:style-name="T11"> <text:s text:c="3"/>&lt;meta </text:span><text:span text:style-name="T13">charset</text:span><text:span text:style-name="T14">="UTF-8"</text:span><text:span text:style-name="T11">&gt;</text:span><text:line-break/><text:span text:style-name="T11"> <text:s text:c="3"/>&lt;link </text:span><text:span text:style-name="T13">rel</text:span><text:span text:style-name="T14">="stylesheet" </text:span><text:span text:style-name="T13">href</text:span><text:span text:style-name="T14">="/static/bootstrap.min.css"</text:span><text:span text:style-name="T11">&gt;</text:span><text:line-break/><text:span text:style-name="T11">&lt;/head&gt;</text:span><text:line-break/><text:span text:style-name="T11">&lt;body&gt;</text:span><text:line-break/><text:span text:style-name="T11">&lt;nav </text:span><text:span text:style-name="T13">class</text:span><text:span text:style-name="T14">="navbar navbar-expand-lg navbar-dark bg-dark"</text:span><text:span text:style-name="T11">&gt;</text:span><text:line-break/><text:line-break/><text:span text:style-name="T11"> <text:s text:c="3"/>&lt;div </text:span><text:span text:style-name="T13">class</text:span><text:span text:style-name="T14">="collapse navbar-collapse" </text:span><text:span text:style-name="T13">id</text:span><text:span text:style-name="T14">="navbarColor02"</text:span><text:span text:style-name="T11">&gt;</text:span><text:line-break/><text:span text:style-name="T11"> <text:s text:c="7"/>&lt;ul </text:span><text:span text:style-name="T13">class</text:span><text:span text:style-name="T14">="navbar-nav mr-auto"</text:span><text:span text:style-name="T11">&gt;</text:span><text:line-break/><text:span text:style-name="T11"> <text:s text:c="11"/>&lt;li </text:span><text:span text:style-name="T13">class</text:span><text:span text:style-name="T14">="nav-item active"</text:span><text:span text:style-name="T11">&gt;</text:span><text:line-break/><text:span text:style-name="T11"> <text:s text:c="15"/>&lt;a </text:span><text:span text:style-name="T13">class</text:span><text:span text:style-name="T14">="av-link" </text:span><text:span text:style-name="T13">href</text:span><text:span text:style-name="T14">="/" </text:span><text:span text:style-name="T13">style</text:span><text:span text:style-name="T14">="padding-left: 20px"</text:span><text:span text:style-name="T11">&gt;</text:span><text:span text:style-name="T9">Главная</text:span><text:line-break/><text:line-break/><text:span text:style-name="T9"> <text:s text:c="15"/></text:span><text:span text:style-name="T11">&lt;/a&gt;</text:span><text:line-break/><text:span text:style-name="T11"> <text:s text:c="11"/>&lt;/li&gt;</text:span><text:line-break/><text:soft-page-break/><text:span text:style-name="T11"> <text:s text:c="7"/>&lt;/ul&gt;</text:span><text:line-break/><text:span text:style-name="T11"> <text:s text:c="3"/>&lt;/div&gt;</text:span><text:line-break/><text:span text:style-name="T11">&lt;/nav&gt;</text:span><text:line-break/><text:line-break/><text:line-break/><text:span text:style-name="T11">&lt;h1 </text:span><text:span text:style-name="T13">style</text:span><text:span text:style-name="T14">="text-align: right; color: purple; padding-right: 35px"</text:span><text:span text:style-name="T11">&gt;</text:span><text:span text:style-name="T9">Hello world {{ name }}</text:span><text:span text:style-name="T11">&lt;/h1&gt;&lt;br&gt;</text:span><text:line-break/><text:line-break/><text:span text:style-name="T11">&lt;form </text:span><text:span text:style-name="T13">action</text:span><text:span text:style-name="T14">="/" </text:span><text:span text:style-name="T13">method</text:span><text:span text:style-name="T14">="POST" </text:span><text:span text:style-name="T13">style</text:span><text:span text:style-name="T14">="padding-left: 100px;"</text:span><text:span text:style-name="T11">&gt;</text:span><text:line-break/><text:span text:style-name="T11"> <text:s text:c="3"/>&lt;p </text:span><text:span text:style-name="T13">style</text:span><text:span text:style-name="T14">="text-align: center"</text:span><text:span text:style-name="T11">&gt;&lt;b </text:span><text:span text:style-name="T13">style</text:span><text:span text:style-name="T14">="color: white;"</text:span><text:span text:style-name="T11">&gt;&lt;font </text:span><text:span text:style-name="T13">size</text:span><text:span text:style-name="T14">="4"</text:span><text:span text:style-name="T11">&gt;</text:span><text:span text:style-name="T9">Введите текст для перевода на русский</text:span><text:span text:style-name="T11">&lt;/font&gt;&lt;/b&gt;&lt;br&gt;</text:span><text:line-break/><text:span text:style-name="T11"> <text:s text:c="7"/>&lt;textarea </text:span><text:span text:style-name="T13">name</text:span><text:span text:style-name="T14">="text_for_transToRu" </text:span><text:span text:style-name="T13">id</text:span><text:span text:style-name="T14">="translateToRu"</text:span><text:span text:style-name="T11">&gt;&lt;/textarea&gt;&lt;textarea&gt; </text:span><text:span text:style-name="T9">{{ text_after_transToRu }}</text:span><text:span text:style-name="T11">&lt;/textarea&gt;&lt;Br&gt;</text:span><text:line-break/><text:span text:style-name="T11"> <text:s text:c="3"/>&lt;/p&gt;</text:span><text:line-break/><text:span text:style-name="T11"> <text:s text:c="3"/>&lt;p </text:span><text:span text:style-name="T13">style</text:span><text:span text:style-name="T14">="text-align: center"</text:span><text:span text:style-name="T11">&gt;&lt;b </text:span><text:span text:style-name="T13">style</text:span><text:span text:style-name="T14">="color: white;"</text:span><text:span text:style-name="T11">&gt;&lt;font </text:span><text:span text:style-name="T13">size</text:span><text:span text:style-name="T14">="4"</text:span><text:span text:style-name="T11">&gt;</text:span><text:span text:style-name="T9">Введите текст для перевода на английский</text:span><text:span text:style-name="T11">&lt;/font&gt;&lt;/b&gt;&lt;br&gt;</text:span><text:line-break/><text:span text:style-name="T11"> <text:s text:c="7"/>&lt;textarea </text:span><text:span text:style-name="T13">name</text:span><text:span text:style-name="T14">="text_for_transToEn" </text:span><text:span text:style-name="T13">id</text:span><text:span text:style-name="T14">="translateToEn"</text:span><text:span text:style-name="T11">&gt;&lt;/textarea&gt;&lt;textarea&gt; </text:span><text:span text:style-name="T9">{{ text_after_transToEn }}</text:span><text:span text:style-name="T11">&lt;/textarea&gt;&lt;Br&gt;</text:span><text:line-break/><text:span text:style-name="T11"> <text:s text:c="3"/>&lt;input </text:span><text:span text:style-name="T13">type</text:span><text:span text:style-name="T14">="submit" </text:span><text:span text:style-name="T13">value</text:span><text:span text:style-name="T14">="Перевести"</text:span><text:span text:style-name="T11">&gt;</text:span><text:line-break/><text:span text:style-name="T11"> <text:s text:c="3"/>&lt;/p&gt;</text:span><text:line-break/><text:span text:style-name="T11">&lt;/form&gt;</text:span><text:line-break/><text:line-break/><text:span text:style-name="T11">&lt;/body&gt;</text:span><text:line-break/><text:span text:style-name="T11">&lt;/html&gt;</text:span></text:p>
      <text:p text:style-name="P13">8. <text:span text:style-name="T5">Далее в файле <text:s/>app.py <text:s/>создаем декораторы и в них реализовываем функции перевода</text:span></text:p>
      <text:p text:style-name="P13"><text:span text:style-name="T16">@app.route</text:span><text:span text:style-name="T9">(</text:span><text:span text:style-name="T17">'/'</text:span><text:span text:style-name="T7">, </text:span><text:span text:style-name="T18">methods</text:span><text:span text:style-name="T9">=[</text:span><text:span text:style-name="T17">'GET'</text:span><text:span text:style-name="T7">, </text:span><text:span text:style-name="T17">'POST'</text:span><text:span text:style-name="T9">])</text:span><text:line-break/><text:span text:style-name="T7">def </text:span><text:span text:style-name="T19">trans</text:span><text:span text:style-name="T9">():</text:span><text:line-break/><text:span text:style-name="T9"> <text:s text:c="3"/></text:span><text:span text:style-name="T7">if </text:span><text:span text:style-name="T9">request.method == </text:span><text:span text:style-name="T17">'POST'</text:span><text:span text:style-name="T9">:</text:span><text:line-break/><text:span text:style-name="T9"> <text:s text:c="7"/>translator_ru = Translator(</text:span><text:span text:style-name="T18">to_lang</text:span><text:span text:style-name="T9">=</text:span><text:span text:style-name="T17">'ru'</text:span><text:span text:style-name="T9">)</text:span><text:line-break/><text:span text:style-name="T9"> <text:s text:c="7"/>resultRu = request.form[</text:span><text:span text:style-name="T17">'text_for_transToRu'</text:span><text:span text:style-name="T9">]</text:span><text:line-break/><text:span text:style-name="T9"> <text:s text:c="7"/>resultRu = translator_ru.translate(resultRu)</text:span><text:line-break/><text:span text:style-name="T9"> <text:s text:c="7"/>translator_en = Translator(</text:span><text:span text:style-name="T18">to_lang</text:span><text:span text:style-name="T9">=</text:span><text:span text:style-name="T17">'en'</text:span><text:span text:style-name="T7">, </text:span><text:span text:style-name="T18">from_lang</text:span><text:span text:style-name="T9">=</text:span><text:span text:style-name="T17">'ru'</text:span><text:span text:style-name="T9">)</text:span><text:line-break/><text:span text:style-name="T9"> <text:s text:c="7"/>resultEn = request.form[</text:span><text:span text:style-name="T17">'text_for_transToEn'</text:span><text:span text:style-name="T9">]</text:span><text:line-break/><text:span text:style-name="T9"> <text:s text:c="7"/>resultEn = translator_en.translate(resultEn)</text:span><text:line-break/><text:span text:style-name="T9"> <text:s text:c="7"/></text:span><text:span text:style-name="T7">return </text:span><text:span text:style-name="T9">render_template(</text:span><text:span text:style-name="T17">"index.html"</text:span><text:span text:style-name="T7">, </text:span><text:span text:style-name="T18">text_after_transToEn</text:span><text:span text:style-name="T9">=resultEn</text:span><text:span text:style-name="T7">, </text:span><text:span text:style-name="T18">text_after_transToRu</text:span><text:span text:style-name="T9">=resultRu)</text:span><text:line-break/><text:span text:style-name="T9"> <text:s text:c="3"/></text:span><text:span text:style-name="T7">if </text:span><text:span text:style-name="T9">request.method == </text:span><text:span text:style-name="T17">'GET'</text:span><text:span text:style-name="T9">:</text:span><text:line-break/><text:span text:style-name="T9"> <text:s text:c="7"/></text:span><text:span text:style-name="T7">return </text:span><text:span text:style-name="T9">render_template(</text:span><text:span text:style-name="T17">'index.html'</text:span><text:span text:style-name="T9">)</text:span><text:line-break/><text:soft-page-break/><text:line-break/><text:line-break/><text:span text:style-name="T15">@app.route</text:span><text:span text:style-name="T9">(</text:span><text:span text:style-name="T17">'/&lt;name&gt;'</text:span><text:span text:style-name="T9">)</text:span><text:line-break/><text:span text:style-name="T7">def </text:span><text:span text:style-name="T19">hello_with_name</text:span><text:span text:style-name="T9">(name):</text:span><text:line-break/><text:span text:style-name="T9"> <text:s text:c="3"/></text:span><text:span text:style-name="T7">return </text:span><text:span text:style-name="T9">render_template(</text:span><text:span text:style-name="T17">"index.html"</text:span><text:span text:style-name="T7">, </text:span><text:span text:style-name="T18">name</text:span><text:span text:style-name="T9">=name)</text:span><text:line-break/><text:line-break/><text:line-break/><text:span text:style-name="T7">if </text:span><text:span text:style-name="T9">__name__ == </text:span><text:span text:style-name="T17">'__main__'</text:span><text:span text:style-name="T9">:</text:span><text:line-break/><text:span text:style-name="T9"> <text:s text:c="3"/>app.run()</text:span></text:p>
      <text:p text:style-name="P13">9. <text:span text:style-name="T6">Запускаем программу.</text:span></text:p>
      <text:p text:style-name="P14">Вывод: <text:span text:style-name="T5">в результате выполненной работы я изучил такие инструменты, как requests, render_template, а также научился создавать одностраничный сайт с переводчик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45:01.765713364</meta:creation-date>
    <dc:date>2021-11-29T19:03:58.968258737</dc:date>
    <meta:editing-duration>PT9M3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31" meta:word-count="326" meta:character-count="3686" meta:non-whitespace-character-count="2858"/>
  </office:meta>
</office:document-meta>
</file>